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style:font-name="Times New Roman" fo:font-size="14pt" officeooo:paragraph-rsid="00126625" style:font-name-asian="Symbol" style:font-size-asian="14pt" style:language-asian="ar" style:country-asian="SA" style:font-size-complex="14pt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style:font-name="Times New Roman" fo:font-size="14pt" officeooo:paragraph-rsid="00126625" style:font-name-asian="Symbol" style:font-size-asian="14pt" style:language-asian="ar" style:country-asian="SA" style:font-size-complex="14pt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/>
      <style:text-properties fo:color="#000000" style:font-name="Times New Roman" fo:font-size="14pt" officeooo:paragraph-rsid="00126625" style:font-name-asian="Symbol" style:font-size-asian="14pt" style:language-asian="ar" style:country-asian="SA" style:font-size-complex="14pt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126625" style:font-name-asian="Symbol" style:font-size-asian="14pt" style:language-asian="ar" style:country-asian="SA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26625" style:font-name-asian="Symbol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126625" style:font-name-asian="Symbo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126625" style:font-name-asian="Symbol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paragraph-rsid="00126625" style:font-name-asian="Symbol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paragraph-rsid="00126625" style:font-size-asian="14pt" style:font-size-complex="14pt"/>
    </style:style>
    <style:style style:name="P10" style:family="paragraph" style:parent-style-name="Standard">
      <style:paragraph-properties fo:margin-left="9.493cm" fo:margin-right="0cm" fo:text-indent="0.667cm" style:auto-text-indent="false"/>
      <style:text-properties style:font-name="Times New Roman" fo:font-size="14pt" officeooo:paragraph-rsid="00126625" style:font-name-asian="Symbol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style:font-name="Times New Roman" fo:font-size="14pt" officeooo:paragraph-rsid="00126625" style:font-name-asian="Symbol" style:font-size-asian="14pt" style:font-size-complex="14pt"/>
    </style:style>
    <style:style style:name="P12" style:family="paragraph" style:parent-style-name="Standard">
      <style:paragraph-properties fo:margin-left="3.81cm" fo:margin-right="0cm" fo:text-indent="1.27cm" style:auto-text-indent="false"/>
      <style:text-properties style:font-name="Times New Roman" fo:font-size="14pt" officeooo:paragraph-rsid="00126625" style:font-name-asian="Symbol" style:font-size-asian="14pt" style:font-size-complex="14pt"/>
    </style:style>
    <style:style style:name="P13" style:family="paragraph" style:parent-style-name="Standard">
      <style:paragraph-properties fo:margin-left="5.08cm" fo:margin-right="0cm" fo:text-align="center" style:justify-single-word="false" fo:text-indent="1.27cm" style:auto-text-indent="false"/>
      <style:text-properties style:font-name="Times New Roman" fo:font-size="14pt" officeooo:paragraph-rsid="00126625" style:font-name-asian="Symbol" style:font-size-asian="14pt" style:font-size-complex="14pt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126625" style:font-name-asian="Symbol" style:font-size-asian="14pt" style:font-size-complex="14pt"/>
    </style:style>
    <style:style style:name="P15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style:font-name="Times New Roman" fo:font-size="12pt" officeooo:rsid="00104514" officeooo:paragraph-rsid="001710da" style:font-name-asian="Symbol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paragraph-rsid="001710da" style:font-name-asian="Symbol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1710da" style:font-name-asian="Symbol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Times New Roman" fo:font-size="12pt" officeooo:paragraph-rsid="001710da" style:font-name-asian="Symbol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paragraph-rsid="001710da" style:font-name-asian="Symbol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officeooo:paragraph-rsid="001710da" style:font-size-asian="12pt" style:font-size-complex="12pt"/>
    </style:style>
    <style:style style:name="P23" style:family="paragraph" style:parent-style-name="Standard">
      <style:text-properties style:font-name="Times New Roman" officeooo:paragraph-rsid="001710da" style:font-name-asian="Symbol"/>
    </style:style>
    <style:style style:name="P24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style:font-name="Times New Roman" fo:font-size="12pt" fo:font-weight="bold" officeooo:paragraph-rsid="001710da" style:font-name-asian="Symbol" style:font-size-asian="12pt" style:language-asian="ar" style:country-asian="SA" style:font-weight-asian="bold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hyphenation-ladder-count="no-limit" fo:text-indent="0cm" style:auto-text-indent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.349cm" fo:text-align="center" style:justify-single-word="false" fo:hyphenation-ladder-count="no-limit" fo:text-indent="0cm" style:auto-text-indent="false"/>
      <style:text-properties fo:color="#000000" style:font-name="Times New Roman" fo:font-size="12pt" officeooo:paragraph-rsid="001710da" style:font-name-asian="Symbol" style:font-size-asian="12pt" style:language-asian="ar" style:country-asian="SA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9.493cm" fo:margin-right="0cm" fo:text-indent="0.667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28" style:family="paragraph" style:parent-style-name="Standard">
      <style:paragraph-properties fo:margin-left="9.493cm" fo:margin-right="0cm" fo:text-indent="0.667cm" style:auto-text-indent="false"/>
      <style:text-properties style:font-name="Times New Roman" officeooo:paragraph-rsid="001710da" style:font-name-asian="Symbol"/>
    </style:style>
    <style:style style:name="P29" style:family="paragraph" style:parent-style-name="Standard">
      <style:paragraph-properties fo:margin-left="0cm" fo:margin-right="0cm" fo:text-align="justify" style:justify-single-word="false" fo:text-indent="1.238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30" style:family="paragraph" style:parent-style-name="Standard">
      <style:paragraph-properties fo:margin-left="3.81cm" fo:margin-right="0cm" fo:text-indent="1.27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31" style:family="paragraph" style:parent-style-name="Standard">
      <style:paragraph-properties fo:margin-left="5.08cm" fo:margin-right="0cm" fo:text-align="center" style:justify-single-word="false" fo:text-indent="1.27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style:font-name="Times New Roman" fo:font-size="12pt" officeooo:paragraph-rsid="001710da" style:font-name-asian="Symbol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-asian="Times New Roman1"/>
    </style:style>
    <style:style style:name="T3" style:family="text">
      <style:text-properties style:font-name-asian="Symbol"/>
    </style:style>
    <style:style style:name="T4" style:family="text">
      <style:text-properties fo:font-weight="bold" style:font-weight-asian="bold"/>
    </style:style>
    <style:style style:name="T5" style:family="text">
      <style:text-properties style:font-name-asian="Times New Roman1"/>
    </style:style>
    <style:style style:name="T6" style:family="text">
      <style:text-properties style:font-name-asian="Symbol"/>
    </style:style>
    <style:style style:name="T7" style:family="text">
      <style:text-properties officeooo:rsid="001a6e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ОБРАЗОВАНИЯ И НАУКИ РОССИЙСКОЙ ФЕДЕРАЦИИ</text:p>
      <text:p text:style-name="P16">Федеральное государственное бюджетное образовательное учреждение высшего профессионального образования</text:p>
      <text:p text:style-name="P26">«ТОМСКИЙ ГОСУДАРСТВЕННЫЙ УНИВЕРСИТЕТ СИСТЕМ УПРАВЛЕНИЯ </text:p>
      <text:p text:style-name="P26">И РАДИОЭЛЕКТРОНИКИ» (ТУСУР)</text:p>
      <text:p text:style-name="P25"/>
      <text:p text:style-name="P17"/>
      <text:p text:style-name="P18"/>
      <text:p text:style-name="P18"/>
      <text:p text:style-name="P27">УТВЕРЖДАЮ</text:p>
      <text:p text:style-name="P28"><text:span text:style-name="T1">Зав. кафедрой КИБЭВС</text:span></text:p>
      <text:p text:style-name="P27"/>
      <text:p text:style-name="P27">___________ А.А. Шелупанов</text:p>
      <text:p text:style-name="P27">«_____»___________20<text:span text:style-name="T7">17</text:span> г.</text:p>
      <text:p text:style-name="P18"/>
      <text:p text:style-name="P29"/>
      <text:p text:style-name="P29"/>
      <text:p text:style-name="P18">ЗАДАНИЕ</text:p>
      <text:p text:style-name="P18">по дипломному проектированию студенту ______________________</text:p>
      <text:p text:style-name="P18">__________________ группа _____________ факультет ___________</text:p>
      <text:p text:style-name="P19"/>
      <text:p text:style-name="P20">1. Тема проекта (работы): _________________________________________________________</text:p>
      <text:p text:style-name="P20">________________________________________________________________________________</text:p>
      <text:p text:style-name="P20">2. Срок сдачи студентом законченного проекта ________________________________________</text:p>
      <text:p text:style-name="P20">3. Исходные данные к проекту 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/>
      <text:p text:style-name="P19">4. Содержание расчетно-пояснительной записи (перечень подлежащих разработке вопросов) <text:s/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/>
      <text:p text:style-name="P21">5. Перечень графического материала (с точным указанием обязательных чертежей) <text:s/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<text:soft-page-break/>6. Консультанты по проекту (с указанием относящихся к ним разделов): <text:s/>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>________________________________________________________________________________</text:p>
      <text:p text:style-name="P19"/>
      <text:p text:style-name="P19">7. Дата выдачи задания: ________________________________________________</text:p>
      <text:p text:style-name="P19"/>
      <text:p text:style-name="P30">Руководитель __________________________</text:p>
      <text:p text:style-name="P31">(подпись)</text:p>
      <text:p text:style-name="P19">_____________________________________________________________________</text:p>
      <text:p text:style-name="P22"><text:span text:style-name="T2"><text:s/></text:span><text:span text:style-name="T3">(должность, место работы, фамилия, имя, отчество)</text:span></text:p>
      <text:p text:style-name="P19">_____________________________________________________________________</text:p>
      <text:p text:style-name="P19"/>
      <text:p text:style-name="P32">Задание принял к исполнению (дата) _______________________________</text:p>
      <text:p text:style-name="P23"><text:span text:style-name="T1"><text:tab/>____________________________________________ (подпись студента)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23:10:28.939363730</meta:creation-date>
    <dc:date>2017-05-26T17:12:27.803194282</dc:date>
    <meta:editing-duration>PT26M42S</meta:editing-duration>
    <meta:editing-cycles>18</meta:editing-cycles>
    <meta:generator>LibreOffice/5.2.2.2$Linux_X86_64 LibreOffice_project/20m0$Build-2</meta:generator>
    <meta:document-statistic meta:table-count="0" meta:image-count="0" meta:object-count="0" meta:page-count="2" meta:paragraph-count="47" meta:word-count="135" meta:character-count="3236" meta:non-whitespace-character-count="3140"/>
  </office:meta>
</office:document-meta>
</file>